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ef8" officeooo:paragraph-rsid="00105ef8"/>
    </style:style>
    <style:style style:name="P2" style:family="paragraph" style:parent-style-name="Standard">
      <style:paragraph-properties>
        <style:tab-stops>
          <style:tab-stop style:position="11.483cm"/>
        </style:tab-stops>
      </style:paragraph-properties>
      <style:text-properties officeooo:rsid="00105ef8" officeooo:paragraph-rsid="00105ef8"/>
    </style:style>
    <style:style style:name="T1" style:family="text">
      <style:text-properties officeooo:rsid="0011a8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ATCC</text:p>
      <text:p text:style-name="P1"/>
      <text:p text:style-name="P1">Problema: Automatizar a administração de uma locadora maquinas.</text:p>
      <text:p text:style-name="P1"/>
      <text:p text:style-name="P1"><text:span text:style-name="T1">Objetivo: criar um modo automatizado de criar ambiente rápido de “ controle de horímetro dos maquinários, manutenções e contabilidade ”</text:span>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20:29:34.661000000</meta:creation-date>
    <dc:date>2022-02-25T20:37:20.510000000</dc:date>
    <meta:editing-duration>PT7M46S</meta:editing-duration>
    <meta:editing-cycles>2</meta:editing-cycles>
    <meta:generator>LibreOffice/7.3.0.3$Windows_x86 LibreOffice_project/0f246aa12d0eee4a0f7adcefbf7c878fc2238db3</meta:generator>
    <meta:document-statistic meta:table-count="0" meta:image-count="0" meta:object-count="0" meta:page-count="1" meta:paragraph-count="3" meta:word-count="29" meta:character-count="205" meta:non-whitespace-character-count="176"/>
  </office:meta>
</office:document-meta>
</file>